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pitch="fixed"/>
    <style:font-face style:name="Aller" svg:font-family="All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66" style:font-name="Arial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33333"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Footer">
      <style:text-properties fo:color="#666666" style:font-name="Arial"/>
    </style:style>
    <style:style style:name="P4" style:family="paragraph" style:parent-style-name="Text_20_body">
      <style:text-properties fo:color="#333333" style:font-name="Arial"/>
    </style:style>
    <style:style style:name="P5" style:family="paragraph" style:parent-style-name="Text_20_body">
      <style:text-properties fo:color="#333333" style:font-name="Arial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color="#333333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color="#333333" style:font-name="Aria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10.527cm"/>
        </style:tab-stops>
      </style:paragraph-properties>
      <style:text-properties fo:color="#666666" style:font-name="Aller"/>
    </style:style>
    <style:style style:name="P9" style:family="paragraph" style:parent-style-name="Standard">
      <style:paragraph-properties fo:text-align="center" style:justify-single-word="false"/>
      <style:text-properties fo:color="#666666" style:font-name="Arial" fo:font-size="29pt" fo:font-weight="normal" style:font-size-asian="29pt" style:font-weight-asian="normal" style:font-size-complex="29pt" style:font-weight-complex="normal"/>
    </style:style>
    <style:style style:name="P10" style:family="paragraph" style:parent-style-name="Text_20_body">
      <style:text-properties fo:color="#333333" style:font-name="Arial"/>
    </style:style>
    <style:style style:name="P11" style:family="paragraph" style:parent-style-name="Text_20_body">
      <style:text-properties fo:color="#333333" style:font-name="Arial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color="#333333" style:font-name="Arial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text-properties style:font-name="Arial" fo:font-size="12pt" style:font-size-asian="12pt" style:font-size-complex="12pt"/>
    </style:style>
    <style:style style:name="P15" style:family="paragraph" style:parent-style-name="Text_20_body" style:list-style-name="L2"/>
    <style:style style:name="P16" style:family="paragraph" style:parent-style-name="Text_20_body">
      <style:paragraph-properties fo:break-before="page"/>
      <style:text-properties fo:color="#333333" style:font-name="Arial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 style:list-style-name="L1">
      <style:paragraph-properties fo:margin-left="2.501cm" fo:margin-right="0cm" fo:text-indent="-0.635cm" style:auto-text-indent="false"/>
      <style:text-properties style:font-name="Arial"/>
    </style:style>
    <style:style style:name="P18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"/>
    </style:style>
    <style:style style:name="P19" style:family="paragraph" style:parent-style-name="Text_20_body" style:list-style-name="L3">
      <style:paragraph-properties fo:margin-left="2.501cm" fo:margin-right="0cm" fo:text-indent="-0.635cm" style:auto-text-indent="false"/>
      <style:text-properties style:font-name="Arial"/>
    </style:style>
    <style:style style:name="P20" style:family="paragraph" style:parent-style-name="Text_20_body">
      <style:paragraph-properties fo:margin-left="1.251cm" fo:margin-right="0cm" fo:text-indent="0cm" style:auto-text-indent="false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Heading_20_1">
      <style:text-properties fo:color="#333333"/>
    </style:style>
    <style:style style:name="P27" style:family="paragraph" style:parent-style-name="Heading_20_1">
      <style:text-properties fo:color="#333333" style:font-name="Arial"/>
    </style:style>
    <style:style style:name="P28" style:family="paragraph" style:parent-style-name="Heading_20_3">
      <style:paragraph-properties fo:margin-left="2.501cm" fo:margin-right="0cm" fo:text-indent="-1.27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33333"/>
    </style:style>
    <style:style style:name="T4" style:family="text">
      <style:text-properties fo:color="#333333" fo:font-weight="bold" style:font-weight-asian="bold" style:font-weight-complex="bold"/>
    </style:style>
    <style:style style:name="T5" style:family="text">
      <style:text-properties fo:color="#333333" style:font-name="Arial" fo:font-size="12pt" style:font-size-asian="12pt" style:font-size-complex="12pt"/>
    </style:style>
    <style:style style:name="T6" style:family="text">
      <style:text-properties fo:color="#333333" fo:font-style="italic" style:font-style-asian="italic" style:font-style-complex="italic"/>
    </style:style>
    <style:style style:name="T7" style:family="text">
      <style:text-properties fo:color="#333333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333333" fo:font-style="normal" style:font-style-asian="normal" style:font-style-complex="normal"/>
    </style:style>
    <style:style style:name="T9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333333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ndale Mono"/>
    </style:style>
    <style:style style:name="T15" style:family="text">
      <style:text-properties style:font-name="Andale Mono" fo:background-color="#000000"/>
    </style:style>
    <style:style style:name="T16" style:family="text">
      <style:text-properties fo:background-color="#000000"/>
    </style:style>
    <style:style style:name="T17" style:family="text">
      <style:text-properties fo:color="#ffffff"/>
    </style:style>
    <style:style style:name="T18" style:family="text">
      <style:text-properties fo:color="#ffffff" style:font-name="Andale Mono" fo:background-color="#000000"/>
    </style:style>
    <style:style style:name="T19" style:family="text">
      <style:text-properties fo:color="#ffffff" fo:background-color="#000000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DOCUMENT DE MAINTENANCE</text:p>
      <text:p text:style-name="P1">PROJET VIRTUAL ART EXPO – IUT D'ARLES – 2011 / 20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3">1. Structure et arborescence rapide des fichiers</text:span><text:span text:style-name="T5"></text:span></text:h>
      <text:h text:style-name="P28" text:outline-level="3"><text:span text:style-name="T3">1.1 Sources ( </text:span><text:span text:style-name="T6">.</text:span><text:span text:style-name="T7">/Sources </text:span><text:span text:style-name="T3">)</text:span></text:h>
      <text:p text:style-name="P20"><text:span text:style-name="T3"/></text:p>
      <text:p text:style-name="P22"><text:span text:style-name="T6">/Fichiers OGRE Additionnels</text:span><text:span text:style-name="T3"> (contient tous les fichiers à copier dans le répertoire de l'application une fois cette dernière compilée)</text:span></text:p>
      <text:p text:style-name="P23"><text:span text:style-name="T3">/VAE </text:span><text:span text:style-name="T8">(contient les sources du logiciel)</text:span></text:p>
      <text:p text:style-name="P22"><text:span text:style-name="T3"></text:span></text:p>
      <text:p text:style-name="P22"><text:span text:style-name="T4">- Fichiers OGRE Additionnels:</text:span><text:span text:style-name="T3"></text:span></text:p>
      <text:p text:style-name="P22"><text:span text:style-name="T6">/media</text:span><text:span text:style-name="T3"> (répertoire contenant toutes les ressources du programme)</text:span></text:p>
      <text:p text:style-name="P22"><text:span text:style-name="T6">plugins.cfg </text:span><text:span text:style-name="T3">(configuration des plugins OGRE à utiliser)</text:span></text:p>
      <text:p text:style-name="P22"><text:span text:style-name="T6">ReadMe.txt</text:span><text:span text:style-name="T3"> (contient toutes les instructions d'installation)</text:span></text:p>
      <text:p text:style-name="P22"><text:span text:style-name="T6">resources.cfg</text:span><text:span text:style-name="T3"> (liste les répertoires ou OGRE doit chercher les ressources)</text:span></text:p>
      <text:p text:style-name="P22"><text:span text:style-name="T3"></text:span></text:p>
      <text:p text:style-name="P22"><text:span text:style-name="T4">- VAE:</text:span><text:span text:style-name="T3"></text:span></text:p>
      <text:p text:style-name="P22"><text:span text:style-name="T6">Dessin</text:span><text:span text:style-name="T3"> (codes sources du l'interface de dessin)</text:span></text:p>
      <text:p text:style-name="P22"><text:span text:style-name="T6">Moteur</text:span><text:span text:style-name="T3"> (codes sources du moteur 3D)</text:span></text:p>
      <text:p text:style-name="P22"><text:span text:style-name="T6">VAE</text:span><text:span text:style-name="T3">.</text:span><text:span text:style-name="T6">pro</text:span><text:span text:style-name="T3"> (fichier de projet Qt)</text:span></text:p>
      <text:p text:style-name="P22"><text:span text:style-name="T3"/></text:p>
      <text:p text:style-name="P24"><text:span text:style-name="T3">- Build :</text:span></text:p>
      <text:p text:style-name="P22"><text:span text:style-name="T3">Contient le MakeFile du projet.</text:span></text:p>
      <text:h text:style-name="P28" text:outline-level="3">1.2 Binaires ( <text:span text:style-name="T2">./Binaires </text:span>)</text:h>
      <text:p text:style-name="P22"><text:span text:style-name="T1">Dessin</text:span> (Contient l'exécutable de l'interface de dessin et les fichiers de configuration de OGRE)</text:p>
      <text:p text:style-name="P22"><text:span text:style-name="T1">Frameworks</text:span> (Contient toutes les librairies de OGRE)</text:p>
      <text:p text:style-name="P22"><text:span text:style-name="T1">Lien vers Dessin</text:span> (Raccourci vers l'exécutable MacOS (Compilé pour 10.7 Lion))</text:p>
      <text:p text:style-name="P22"><text:span text:style-name="T1">Moteur</text:span> (Contient l'exécutable du moteur 3D et les fichiers de configuration de OGRE)</text:p>
      <text:p text:style-name="P22"/>
      <text:p text:style-name="P22"><text:span text:style-name="T12">- Dessin:</text:span></text:p>
      <text:p text:style-name="P22"><text:span text:style-name="T1">Dessin.app</text:span> (Executable)</text:p>
      <text:p text:style-name="P25"><text:span text:style-name="T1">media</text:span> ( <text:span text:style-name="T3">Fichiers OGRE Additionnels )</text:span></text:p>
      <text:p text:style-name="P22"><text:span text:style-name="T1">ogre.cfg</text:span> <text:span text:style-name="T11">( </text:span><text:span text:style-name="T10">Fichiers OGRE Additionnels )</text:span></text:p>
      <text:p text:style-name="P22"><text:span text:style-name="T1">plugins.cfg</text:span> <text:span text:style-name="T11">( </text:span><text:span text:style-name="T10">Fichiers OGRE Additionnels )</text:span></text:p>
      <text:p text:style-name="P22"><text:soft-page-break/><text:span text:style-name="T10"/></text:p>
      <text:p text:style-name="P22"><text:span text:style-name="T12">- Moteur:</text:span></text:p>
      <text:p text:style-name="P22"><text:span text:style-name="T1">Contents</text:span> ( Répertoire contenant toutes les librairies des plugins supplémentaires que OGRE doit charger (définis dans plugins.cfg) )</text:p>
      <text:p text:style-name="P22"><text:span text:style-name="T1">media</text:span> <text:span text:style-name="T11">( </text:span><text:span text:style-name="T10">Fichiers OGRE Additionnels )</text:span></text:p>
      <text:p text:style-name="P22"><text:span text:style-name="T1">Moteur</text:span> (Executable)</text:p>
      <text:p text:style-name="P22"><text:span text:style-name="T1">ogre.cfg</text:span> <text:span text:style-name="T11">( </text:span><text:span text:style-name="T10">Fichier de configuration OGRE)</text:span></text:p>
      <text:p text:style-name="P22"><text:span text:style-name="T1">plugins.cfg</text:span> <text:span text:style-name="T11">( </text:span><text:span text:style-name="T10">Fichiers OGRE Additionnels )</text:span></text:p>
      <text:p text:style-name="P22"><text:span text:style-name="T1">resources.cfg</text:span> <text:span text:style-name="T11">( </text:span><text:span text:style-name="T10">Fichiers OGRE Additionnels )</text:span></text:p>
      <text:h text:style-name="P28" text:outline-level="3">1.3 Cahiers ( <text:span text:style-name="T2">./Cahier </text:span>)</text:h>
      <text:p text:style-name="P21">Contient le document de maintenance ici présent ainsi que le cahier de réalisation</text:p>
      <text:h text:style-name="P28" text:outline-level="3">1.4 Présentation ( <text:span text:style-name="T2">./ Présentation </text:span>)</text:h>
      <text:p text:style-name="P21">Contient la présentation PowerPoint présentée lors de la revue finale du projet, une vidéo de présentation ainsi que quelques captures d'écran effectuée sous MacOs et Ubuntu.</text:p>
      <text:h text:style-name="Heading_20_1" text:outline-level="1">2. Installation de l'application</text:h>
      <text:h text:style-name="P28" text:outline-level="3">2.1 Via les binaires (pour OS X 10.7 - Lion)</text:h>
      <text:list xml:id="list1120310494" text:style-name="L1">
        <text:list-item>
          <text:p text:style-name="P17">Récupérez le dossier « Binaires »</text:p>
        </text:list-item>
        <text:list-item>
          <text:p text:style-name="P17">Dans ce dossier, lancez Virtual Art Expo</text:p>
        </text:list-item>
      </text:list>
      <text:h text:style-name="P28" text:outline-level="3">2.2 Via le makefile</text:h>
      <text:list xml:id="list1487202040" text:style-name="L2">
        <text:list-item>
          <text:p text:style-name="P18">Executer  <text:span text:style-name="T18">Sources/install.sh</text:span> </text:p>
        </text:list-item>
      </text:list>
      <text:h text:style-name="P28" text:outline-level="3">2.3 Via qmake</text:h>
      <text:list xml:id="list1446858217" text:style-name="L3">
        <text:list-item>
          <text:p text:style-name="P19">Executer  <text:span text:style-name="T18">qmake Sources/VAE/VAE.pro</text:span> </text:p>
        </text:list-item>
        <text:list-item>
          <text:p text:style-name="P19">Executer  <text:span text:style-name="T18">make Sources/VAE</text:span>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pitch="fixed"/>
    <style:font-face style:name="Aller" svg:font-family="All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0.527cm"/>
        </style:tab-stops>
      </style:paragraph-properties>
      <style:text-properties fo:color="#666666" style:font-name="Aller"/>
    </style:style>
    <style:style style:name="MP2" style:family="paragraph" style:parent-style-name="Footer">
      <style:text-properties fo:color="#666666"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dré Aubin – Florian Louche – Thomas Brun<text:tab/> <text:s text:c="4"/>Document de maintenance</text:p>
      </style:header>
      <style:footer>
        <text:p text:style-name="MP2">Projet Virtual Art Expo – 2011 / 2012<text:tab/><text:tab/>page <text:page-number text:select-page="current">2</text:page-number>/<text:page-count>3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randre </meta:initial-creator>
    <meta:creation-date>2012-03-27T10:02:11</meta:creation-date>
    <dc:date>2012-03-29T04:41:41</dc:date>
    <dc:creator>lambda2 </dc:creator>
    <meta:editing-duration>PT04H33M27S</meta:editing-duration>
    <meta:editing-cycles>15</meta:editing-cycles>
    <meta:generator>OpenOffice.org/3.2$Unix OpenOffice.org_project/320m12$Build-9483</meta:generator>
    <meta:document-statistic meta:table-count="0" meta:image-count="0" meta:object-count="0" meta:page-count="3" meta:paragraph-count="51" meta:word-count="350" meta:character-count="2309"/>
  </office:meta>
</office:document-meta>
</file>